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29" office:value-type="string" calcext:value-type="string">
            <text:p>'x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9" office:value-type="string" calcext:value-type="string">
            <text:p>'x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27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9" office:value-type="string" calcext:value-type="string">
            <text:p>'x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56:27.466000000</meta:creation-date>
    <dc:date>2016-07-06T00:03:05.850000000</dc:date>
    <meta:editing-duration>PT6M38S</meta:editing-duration>
    <meta:editing-cycles>2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